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0.907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4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0">
            <text:p>20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10">
            <text:p>10</text:p>
          </table:table-cell>
          <table:table-cell table:style-name="ce3" table:formula="of:=DEC2HEX([.E2];4)" office:value-type="string" office:string-value="00C8">
            <text:p>00C8</text:p>
          </table:table-cell>
          <table:table-cell table:style-name="ce3" table:formula="of:=DEC2HEX([.A3];2)" office:value-type="string" office:string-value="63">
            <text:p>63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5">
            <text:p>05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3">
            <text:p>03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8">
            <text:p>08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63">
            <text:p>63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6">
            <text:p>06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9">
            <text:p>09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A">
            <text:p>0A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B">
            <text:p>0B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C">
            <text:p>0C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63">
            <text:p>63</text:p>
          </table:table-cell>
          <table:table-cell table:style-name="ce3" table:formula="of:=DEC2HEX([.E14];4)" office:value-type="string" office:string-value="0E10">
            <text:p>0E10</text:p>
          </table:table-cell>
          <table:table-cell table:style-name="ce3" table:formula="of:=DEC2HEX([.A15];2)" office:value-type="string" office:string-value="0D">
            <text:p>0D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F">
            <text:p>0F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10">
            <text:p>1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7">
            <text:p>07</text:p>
          </table:table-cell>
          <table:table-cell table:style-name="ce3" table:formula="of:=DEC2HEX([.E18];4)" office:value-type="string" office:string-value="A410">
            <text:p>A410</text:p>
          </table:table-cell>
          <table:table-cell table:style-name="ce3" table:formula="of:=DEC2HEX([.A19];2)" office:value-type="string" office:string-value="63">
            <text:p>63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1">
            <text:p>01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63">
            <text:p>63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2">
            <text:p>02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7" table:formula="of:=DEC2HEX([.J25];2)" office:value-type="string" office:string-value="02">
            <text:p>02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;8)" office:value-type="string" office:string-value="0000B2E8">
            <office:annotation draw:style-name="gr1" draw:text-style-name="P1" svg:width="2.899cm" svg:height="1.781cm" svg:x="45.433cm" svg:y="0cm" draw:caption-point-x="-0.61cm" draw:caption-point-y="0.914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B2E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43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)" office:value-type="string" office:string-value="1000C86300000500000400000300000800006300000600000900000A00000B00000C0000630E100D00000F000010000007A410630000010000630000020000020000B2E8" table:number-columns-spanned="42" table:number-rows-spanned="1">
            <text:p>1000C86300000500000400000300000800006300000600000900000A00000B00000C0000630E100D00000F000010000007A410630000010000630000020000020000B2E8</text:p>
          </table:table-cell>
          <table:covered-table-cell table:number-columns-repeated="41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AX3]" office:value-type="string" office:string-value="0000B2E8" table:number-columns-spanned="4" table:number-rows-spanned="2">
            <text:p>0000B2E8</text:p>
          </table:table-cell>
          <table:covered-table-cell table:number-columns-repeated="3" table:style-name="ce5"/>
          <table:table-cell table:number-columns-repeated="30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30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AW3])" office:value-type="float" office:value="2" table:number-columns-spanned="4" table:number-rows-spanned="2">
            <text:p>2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30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4]*60*20+[.C14]*20+[.D14]" office:value-type="float" office:value="3600">
            <text:p>3600</text:p>
          </table:table-cell>
          <table:table-cell table:number-columns-repeated="45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15200" table:number-columns-spanned="2" table:number-rows-spanned="1">
            <text:p>115200</text:p>
          </table:table-cell>
          <table:covered-table-cell/>
          <table:table-cell office:value-type="string">
            <text:p>bauds</text:p>
          </table:table-cell>
          <table:table-cell table:number-columns-repeated="3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1" table:formula="of:=[.B18]*60*20+[.C18]*20+[.D18]" office:value-type="float" office:value="42000">
            <text:p>4200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38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38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7"/>
          <table:table-cell office:value-type="string">
            <text:p>changer la seq pour pas dépassé 16</text:p>
          </table:table-cell>
          <table:table-cell table:number-columns-repeated="30"/>
        </table:table-row>
        <table:table-row table:style-name="ro1"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45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8]&gt;0;[.A8]&lt;&gt;99);[.A8];IF(AND([.A7]&gt;0;[.A7]&lt;&gt;99);[.A7];IF(AND([.A6]&gt;0;[.A6]&lt;&gt;99);[.A6];IF(AND([.A5]&gt;0;[.A5]&lt;&gt;99);[.A5];IF(AND([.A4]&gt;0;[.A4]&lt;&gt;99);[.A4];IF(AND([.A3]&gt;0;[.A3]&lt;&gt;99);[.A3];[.A2]))))))" office:value-type="float" office:value="8">
            <text:p>8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"/>
          <table:table-cell table:formula="of:=IF(AND([.A38]&gt;0;[.A38]&lt;&gt;99);[.A38];IF(AND([.A37]&gt;0;[.A37]&lt;&gt;99);[.A37];IF(AND([.A36]&gt;0;[.A36]&lt;&gt;99);[.A36];IF(AND([.A35]&gt;0;[.A35]&lt;&gt;99);[.A35];IF(AND([.A34]&gt;0;[.A34]&lt;&gt;99);[.A34];IF(AND([.A33]&gt;0;[.A33]&lt;&gt;99);[.A33];IF(AND([.A32]&gt;0;[.A32]&lt;&gt;99);[.A32];IF(AND([.A31]&gt;0;[.A31]&lt;&gt;99);[.A31];IF(AND([.A30]&gt;0;[.A30]&lt;&gt;99);[.A30];IF(AND([.A29]&gt;0;[.A29]&lt;&gt;99);[.A29];IF(AND([.A28]&gt;0;[.A28]&lt;&gt;99);[.A28];IF(AND([.A27]&gt;0;[.A27]&lt;&gt;99);[.A27];IF(AND([.A26]&gt;0;[.A26]&lt;&gt;99);[.A26];IF(AND([.A25]&gt;0;[.A25]&lt;&gt;99);[.A25];IF(AND([.A24]&gt;0;[.A24]&lt;&gt;99);[.A24];IF(AND([.A23]&gt;0;[.A23]&lt;&gt;99);[.A23];IF(AND([.A22]&gt;0;[.A22]&lt;&gt;99);[.A22];IF(AND([.A21]&gt;0;[.A21]&lt;&gt;99);[.A21];IF(AND([.A20]&gt;0;[.A20]&lt;&gt;99);[.A20];IF(AND([.A19]&gt;0;[.A19]&lt;&gt;99);[.A19];IF(AND([.A18]&gt;0;[.A18]&lt;&gt;99);[.A18];IF(AND([.A17]&gt;0;[.A17]&lt;&gt;99);[.A17];IF(AND([.A16]&gt;0;[.A16]&lt;&gt;99);[.A16];IF(AND([.A15]&gt;0;[.A15]&lt;&gt;99);[.A15];IF(AND([.A14]&gt;0;[.A14]&lt;&gt;99);[.A14];IF(AND([.A13]&gt;0;[.A13]&lt;&gt;99);[.A13];IF(AND([.A12]&gt;0;[.A12]&lt;&gt;99);[.A12];IF(AND([.A11]&gt;0;[.A11]&lt;&gt;99);[.A11];IF(AND([.A10]&gt;0;[.A10]&lt;&gt;99);[.A10];IF(AND([.A9]&gt;0;[.A9]&lt;&gt;99);[.A9];[.J24]))))))))))))))))))))))))))))))" office:value-type="float" office:value="2">
            <text:p>2</text:p>
          </table:table-cell>
          <table:table-cell table:number-columns-repeated="40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>
          <table:table-cell/>
          <table:table-cell table:number-columns-repeated="3"/>
          <table:table-cell table:style-name="ce1"/>
          <table:table-cell table:number-columns-repeated="45"/>
        </table:table-row>
        <table:table-row table:style-name="ro1" table:number-rows-repeated="1048537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4">14/02/2026</text:date>, <text:time>21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54M49S</meta:editing-duration>
    <meta:editing-cycles>17</meta:editing-cycles>
    <meta:generator>OpenOffice/4.1.9$Win32 OpenOffice.org_project/419m1$Build-9805</meta:generator>
    <dc:date>2026-02-14T21:17:13.01</dc:date>
    <dc:creator>d d</dc:creator>
    <meta:document-statistic meta:table-count="4" meta:cell-count="933" meta:object-count="0"/>
    <meta:user-defined meta:name="Info 1"/>
    <meta:user-defined meta:name="Info 2"/>
    <meta:user-defined meta:name="Info 3"/>
    <meta:user-defined meta:name="Info 4"/>
  </office:meta>
</office:document-meta>
</file>